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0.64pt"/>
    </style:style>
    <style:style style:name="co2" style:family="table-column">
      <style:table-column-properties fo:break-before="auto" style:column-width="23.4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popt_ori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office:value-type="float" office:value="15" calcext:value-type="float">
            <text:p>15</text:p>
          </table:table-cell>
          <table:table-cell office:value-type="float" office:value="0.280649" calcext:value-type="float">
            <text:p>0.280649</text:p>
          </table:table-cell>
          <table:table-cell office:value-type="float" office:value="-0.1550376" calcext:value-type="float">
            <text:p>-0.1550376</text:p>
          </table:table-cell>
        </table:table-row>
        <table:table-row table:style-name="ro1">
          <table:table-cell office:value-type="string" calcext:value-type="string">
            <text:p>camshape</text:p>
          </table:table-cell>
          <table:table-cell office:value-type="float" office:value="48" calcext:value-type="float">
            <text:p>48</text:p>
          </table:table-cell>
          <table:table-cell office:value-type="float" office:value="0.245086" calcext:value-type="float">
            <text:p>0.245086</text:p>
          </table:table-cell>
          <table:table-cell office:value-type="float" office:value="-4.281091" calcext:value-type="float">
            <text:p>-4.281091</text:p>
          </table:table-cell>
        </table:table-row>
        <table:table-row table:style-name="ro1">
          <table:table-cell office:value-type="string" calcext:value-type="string">
            <text:p>catmix</text:p>
          </table:table-cell>
          <table:table-cell office:value-type="float" office:value="18" calcext:value-type="float">
            <text:p>18</text:p>
          </table:table-cell>
          <table:table-cell office:value-type="float" office:value="0.201979" calcext:value-type="float">
            <text:p>0.201979</text:p>
          </table:table-cell>
          <table:table-cell office:value-type="float" office:value="-0.04805449" calcext:value-type="float">
            <text:p>-0.04805449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float" office:value="0.091411" calcext:value-type="float">
            <text:p>0.0914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73" calcext:value-type="float">
            <text:p>73</text:p>
          </table:table-cell>
          <table:table-cell office:value-type="float" office:value="20.81496" calcext:value-type="float">
            <text:p>20.81496</text:p>
          </table:table-cell>
          <table:table-cell office:value-type="float" office:value="42.73582" calcext:value-type="float">
            <text:p>42.73582</text:p>
          </table:table-cell>
        </table:table-row>
        <table:table-row table:style-name="ro1">
          <table:table-cell office:value-type="string" calcext:value-type="string">
            <text:p>gasoil</text:p>
          </table:table-cell>
          <table:table-cell office:value-type="float" office:value="19" calcext:value-type="float">
            <text:p>19</text:p>
          </table:table-cell>
          <table:table-cell office:value-type="float" office:value="0.452119" calcext:value-type="float">
            <text:p>0.452119</text:p>
          </table:table-cell>
          <table:table-cell office:value-type="float" office:value="0.005236596" calcext:value-type="float">
            <text:p>0.005236596</text:p>
          </table:table-cell>
        </table:table-row>
        <table:table-row table:style-name="ro1">
          <table:table-cell office:value-type="string" calcext:value-type="string">
            <text:p>glider</text:p>
          </table:table-cell>
          <table:table-cell office:value-type="float" office:value="49" calcext:value-type="float">
            <text:p>49</text:p>
          </table:table-cell>
          <table:table-cell office:value-type="float" office:value="0.717004" calcext:value-type="float">
            <text:p>0.717004</text:p>
          </table:table-cell>
          <table:table-cell office:value-type="float" office:value="-1247.974" calcext:value-type="float">
            <text:p>-1247.974</text:p>
          </table:table-cell>
        </table:table-row>
        <table:table-row table:style-name="ro1">
          <table:table-cell office:value-type="string" calcext:value-type="string">
            <text:p>lane_circle_Henon</text:p>
          </table:table-cell>
          <table:table-cell office:value-type="float" office:value="71" calcext:value-type="float">
            <text:p>71</text:p>
          </table:table-cell>
          <table:table-cell office:value-type="float" office:value="235.3224" calcext:value-type="float">
            <text:p>235.3224</text:p>
          </table:table-cell>
          <table:table-cell office:value-type="float" office:value="35.07474" calcext:value-type="float">
            <text:p>35.07474</text:p>
          </table:table-cell>
        </table:table-row>
        <table:table-row table:style-name="ro1">
          <table:table-cell office:value-type="string" calcext:value-type="string">
            <text:p>lane_circle_emden</text:p>
          </table:table-cell>
          <table:table-cell office:value-type="float" office:value="54" calcext:value-type="float">
            <text:p>54</text:p>
          </table:table-cell>
          <table:table-cell office:value-type="float" office:value="170.7124" calcext:value-type="float">
            <text:p>170.7124</text:p>
          </table:table-cell>
          <table:table-cell office:value-type="float" office:value="10.86135" calcext:value-type="float">
            <text:p>10.86135</text:p>
          </table:table-cell>
        </table:table-row>
        <table:table-row table:style-name="ro1">
          <table:table-cell office:value-type="string" calcext:value-type="string">
            <text:p>lane_circle_perturbed</text:p>
          </table:table-cell>
          <table:table-cell office:value-type="float" office:value="32" calcext:value-type="float">
            <text:p>32</text:p>
          </table:table-cell>
          <table:table-cell office:value-type="float" office:value="88.24259" calcext:value-type="float">
            <text:p>88.24259</text:p>
          </table:table-cell>
          <table:table-cell office:value-type="float" office:value="0.03015279" calcext:value-type="float">
            <text:p>0.03015279</text:p>
          </table:table-cell>
        </table:table-row>
        <table:table-row table:style-name="ro1">
          <table:table-cell office:value-type="string" calcext:value-type="string">
            <text:p>lane_lshaped_Emden</text:p>
          </table:table-cell>
          <table:table-cell office:value-type="float" office:value="67" calcext:value-type="float">
            <text:p>67</text:p>
          </table:table-cell>
          <table:table-cell office:value-type="float" office:value="53.83377" calcext:value-type="float">
            <text:p>53.83377</text:p>
          </table:table-cell>
          <table:table-cell office:value-type="float" office:value="20.20122" calcext:value-type="float">
            <text:p>20.20122</text:p>
          </table:table-cell>
        </table:table-row>
        <table:table-row table:style-name="ro1">
          <table:table-cell office:value-type="string" calcext:value-type="string">
            <text:p>lane_lshaped_Henon</text:p>
          </table:table-cell>
          <table:table-cell office:value-type="float" office:value="83" calcext:value-type="float">
            <text:p>83</text:p>
          </table:table-cell>
          <table:table-cell office:value-type="float" office:value="68.85965" calcext:value-type="float">
            <text:p>68.85965</text:p>
          </table:table-cell>
          <table:table-cell office:value-type="float" office:value="34.38143" calcext:value-type="float">
            <text:p>34.38143</text:p>
          </table:table-cell>
        </table:table-row>
        <table:table-row table:style-name="ro1">
          <table:table-cell office:value-type="string" calcext:value-type="string">
            <text:p>lane_lshaped_perturbed</text:p>
          </table:table-cell>
          <table:table-cell office:value-type="float" office:value="48" calcext:value-type="float">
            <text:p>48</text:p>
          </table:table-cell>
          <table:table-cell office:value-type="float" office:value="38.26384" calcext:value-type="float">
            <text:p>38.26384</text:p>
          </table:table-cell>
          <table:table-cell office:value-type="float" office:value="0.02788346" calcext:value-type="float">
            <text:p>0.02788346</text:p>
          </table:table-cell>
        </table:table-row>
        <table:table-row table:style-name="ro1">
          <table:table-cell office:value-type="string" calcext:value-type="string">
            <text:p>lane_rec_Henon</text:p>
          </table:table-cell>
          <table:table-cell office:value-type="float" office:value="267" calcext:value-type="float">
            <text:p>267</text:p>
          </table:table-cell>
          <table:table-cell office:value-type="float" office:value="128.2991" calcext:value-type="float">
            <text:p>128.2991</text:p>
          </table:table-cell>
          <table:table-cell office:value-type="float" office:value="117.9065" calcext:value-type="float">
            <text:p>117.9065</text:p>
          </table:table-cell>
        </table:table-row>
        <table:table-row table:style-name="ro1">
          <table:table-cell office:value-type="string" calcext:value-type="string">
            <text:p>lane_rec_emden</text:p>
          </table:table-cell>
          <table:table-cell office:value-type="float" office:value="139" calcext:value-type="float">
            <text:p>139</text:p>
          </table:table-cell>
          <table:table-cell office:value-type="float" office:value="62.54041" calcext:value-type="float">
            <text:p>62.54041</text:p>
          </table:table-cell>
          <table:table-cell office:value-type="float" office:value="92.7427" calcext:value-type="float">
            <text:p>92.7427</text:p>
          </table:table-cell>
        </table:table-row>
        <table:table-row table:style-name="ro1">
          <table:table-cell office:value-type="string" calcext:value-type="string">
            <text:p>lane_rec_perturbed</text:p>
          </table:table-cell>
          <table:table-cell office:value-type="float" office:value="53" calcext:value-type="float">
            <text:p>53</text:p>
          </table:table-cell>
          <table:table-cell office:value-type="float" office:value="21.87302" calcext:value-type="float">
            <text:p>21.87302</text:p>
          </table:table-cell>
          <table:table-cell office:value-type="float" office:value="0.02602366" calcext:value-type="float">
            <text:p>0.02602366</text:p>
          </table:table-cell>
        </table:table-row>
        <table:table-row table:style-name="ro1">
          <table:table-cell office:value-type="string" calcext:value-type="string">
            <text:p>lane_rectangle_Emden</text:p>
          </table:table-cell>
          <table:table-cell office:value-type="float" office:value="24" calcext:value-type="float">
            <text:p>24</text:p>
          </table:table-cell>
          <table:table-cell office:value-type="float" office:value="63.67744" calcext:value-type="float">
            <text:p>63.67744</text:p>
          </table:table-cell>
          <table:table-cell office:value-type="float" office:value="9.284899" calcext:value-type="float">
            <text:p>9.284899</text:p>
          </table:table-cell>
        </table:table-row>
        <table:table-row table:style-name="ro1">
          <table:table-cell office:value-type="string" calcext:value-type="string">
            <text:p>lane_rectangle_Hen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e_rectangle_perturbed</text:p>
          </table:table-cell>
          <table:table-cell office:value-type="float" office:value="43" calcext:value-type="float">
            <text:p>43</text:p>
          </table:table-cell>
          <table:table-cell office:value-type="float" office:value="110.3028" calcext:value-type="float">
            <text:p>110.3028</text:p>
          </table:table-cell>
          <table:table-cell office:value-type="float" office:value="0.02821652" calcext:value-type="float">
            <text:p>0.02821652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10" calcext:value-type="float">
            <text:p>10</text:p>
          </table:table-cell>
          <table:table-cell office:value-type="float" office:value="0.48192" calcext:value-type="float">
            <text:p>0.48192</text:p>
          </table:table-cell>
          <table:table-cell office:value-type="float" office:value="19746510" calcext:value-type="float">
            <text:p>19746510</text:p>
          </table:table-cell>
        </table:table-row>
        <table:table-row table:style-name="ro1">
          <table:table-cell office:value-type="string" calcext:value-type="string">
            <text:p>methanol</text:p>
          </table:table-cell>
          <table:table-cell office:value-type="float" office:value="13" calcext:value-type="float">
            <text:p>13</text:p>
          </table:table-cell>
          <table:table-cell office:value-type="float" office:value="0.64907" calcext:value-type="float">
            <text:p>0.64907</text:p>
          </table:table-cell>
          <table:table-cell office:value-type="float" office:value="0.009022292" calcext:value-type="float">
            <text:p>0.009022292</text:p>
          </table:table-cell>
        </table:table-row>
        <table:table-row table:style-name="ro1">
          <table:table-cell office:value-type="string" calcext:value-type="string">
            <text:p>minsurf</text:p>
          </table:table-cell>
          <table:table-cell office:value-type="float" office:value="75" calcext:value-type="float">
            <text:p>75</text:p>
          </table:table-cell>
          <table:table-cell office:value-type="float" office:value="3.215187" calcext:value-type="float">
            <text:p>3.215187</text:p>
          </table:table-cell>
          <table:table-cell office:value-type="float" office:value="2.506951" calcext:value-type="float">
            <text:p>2.506951</text:p>
          </table:table-cell>
        </table:table-row>
        <table:table-row table:style-name="ro1">
          <table:table-cell office:value-type="string" calcext:value-type="string">
            <text:p>pinene</text:p>
          </table:table-cell>
          <table:table-cell office:value-type="float" office:value="13" calcext:value-type="float">
            <text:p>13</text:p>
          </table:table-cell>
          <table:table-cell office:value-type="float" office:value="0.57773" calcext:value-type="float">
            <text:p>0.57773</text:p>
          </table:table-cell>
          <table:table-cell office:value-type="float" office:value="1.840092" calcext:value-type="float">
            <text:p>1.840092</text:p>
          </table:table-cell>
        </table:table-row>
        <table:table-row table:style-name="ro1">
          <table:table-cell office:value-type="string" calcext:value-type="string">
            <text:p>polygon</text:p>
          </table:table-cell>
          <table:table-cell office:value-type="float" office:value="43" calcext:value-type="float">
            <text:p>43</text:p>
          </table:table-cell>
          <table:table-cell office:value-type="float" office:value="4.110076" calcext:value-type="float">
            <text:p>4.110076</text:p>
          </table:table-cell>
          <table:table-cell office:value-type="float" office:value="-0.6749815" calcext:value-type="float">
            <text:p>-0.6749815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27" calcext:value-type="float">
            <text:p>27</text:p>
          </table:table-cell>
          <table:table-cell office:value-type="float" office:value="0.96691" calcext:value-type="float">
            <text:p>0.96691</text:p>
          </table:table-cell>
          <table:table-cell office:value-type="float" office:value="9.140947" calcext:value-type="float">
            <text:p>9.140947</text:p>
          </table:table-cell>
        </table:table-row>
        <table:table-row table:style-name="ro1">
          <table:table-cell office:value-type="string" calcext:value-type="string">
            <text:p>rocket</text:p>
          </table:table-cell>
          <table:table-cell office:value-type="float" office:value="26" calcext:value-type="float">
            <text:p>26</text:p>
          </table:table-cell>
          <table:table-cell office:value-type="float" office:value="0.779146" calcext:value-type="float">
            <text:p>0.779146</text:p>
          </table:table-cell>
          <table:table-cell office:value-type="float" office:value="-1.012831" calcext:value-type="float">
            <text:p>-1.012831</text:p>
          </table:table-cell>
        </table:table-row>
        <table:table-row table:style-name="ro1">
          <table:table-cell office:value-type="string" calcext:value-type="string">
            <text:p>steering</text:p>
          </table:table-cell>
          <table:table-cell office:value-type="float" office:value="15" calcext:value-type="float">
            <text:p>15</text:p>
          </table:table-cell>
          <table:table-cell office:value-type="float" office:value="0.209702" calcext:value-type="float">
            <text:p>0.209702</text:p>
          </table:table-cell>
          <table:table-cell office:value-type="float" office:value="0.5545713" calcext:value-type="float">
            <text:p>0.5545713</text:p>
          </table:table-cell>
        </table:table-row>
        <table:table-row table:style-name="ro1">
          <table:table-cell office:value-type="string" calcext:value-type="string">
            <text:p>tetra-duct12</text:p>
          </table:table-cell>
          <table:table-cell office:value-type="float" office:value="10" calcext:value-type="float">
            <text:p>10</text:p>
          </table:table-cell>
          <table:table-cell office:value-type="float" office:value="5.680973" calcext:value-type="float">
            <text:p>5.680973</text:p>
          </table:table-cell>
          <table:table-cell office:value-type="float" office:value="22307.59" calcext:value-type="float">
            <text:p>22307.59</text:p>
          </table:table-cell>
        </table:table-row>
        <table:table-row table:style-name="ro1">
          <table:table-cell office:value-type="string" calcext:value-type="string">
            <text:p>tetra-duct15</text:p>
          </table:table-cell>
          <table:table-cell office:value-type="float" office:value="14" calcext:value-type="float">
            <text:p>14</text:p>
          </table:table-cell>
          <table:table-cell office:value-type="float" office:value="2.876487" calcext:value-type="float">
            <text:p>2.876487</text:p>
          </table:table-cell>
          <table:table-cell office:value-type="float" office:value="10495.11" calcext:value-type="float">
            <text:p>10495.11</text:p>
          </table:table-cell>
        </table:table-row>
        <table:table-row table:style-name="ro1">
          <table:table-cell office:value-type="string" calcext:value-type="string">
            <text:p>tetra-duct20</text:p>
          </table:table-cell>
          <table:table-cell office:value-type="float" office:value="11" calcext:value-type="float">
            <text:p>11</text:p>
          </table:table-cell>
          <table:table-cell office:value-type="float" office:value="0.897833" calcext:value-type="float">
            <text:p>0.897833</text:p>
          </table:table-cell>
          <table:table-cell office:value-type="float" office:value="4826.853" calcext:value-type="float">
            <text:p>4826.853</text:p>
          </table:table-cell>
        </table:table-row>
        <table:table-row table:style-name="ro1">
          <table:table-cell office:value-type="string" calcext:value-type="string">
            <text:p>tetra-foam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ra-gear</text:p>
          </table:table-cell>
          <table:table-cell office:value-type="float" office:value="8" calcext:value-type="float">
            <text:p>8</text:p>
          </table:table-cell>
          <table:table-cell office:value-type="float" office:value="0.365228" calcext:value-type="float">
            <text:p>0.365228</text:p>
          </table:table-cell>
          <table:table-cell office:value-type="float" office:value="4151.636" calcext:value-type="float">
            <text:p>4151.636</text:p>
          </table:table-cell>
        </table:table-row>
        <table:table-row table:style-name="ro1">
          <table:table-cell office:value-type="string" calcext:value-type="string">
            <text:p>tetra-hook</text:p>
          </table:table-cell>
          <table:table-cell office:value-type="float" office:value="10" calcext:value-type="float">
            <text:p>10</text:p>
          </table:table-cell>
          <table:table-cell office:value-type="float" office:value="0.842474" calcext:value-type="float">
            <text:p>0.842474</text:p>
          </table:table-cell>
          <table:table-cell office:value-type="float" office:value="6057.354" calcext:value-type="float">
            <text:p>6057.354</text:p>
          </table:table-cell>
        </table:table-row>
        <table:table-row table:style-name="ro1">
          <table:table-cell office:value-type="string" calcext:value-type="string">
            <text:p>torsion</text:p>
          </table:table-cell>
          <table:table-cell office:value-type="float" office:value="14" calcext:value-type="float">
            <text:p>14</text:p>
          </table:table-cell>
          <table:table-cell office:value-type="float" office:value="0.251768" calcext:value-type="float">
            <text:p>0.251768</text:p>
          </table:table-cell>
          <table:table-cell office:value-type="float" office:value="-0.4182378" calcext:value-type="float">
            <text:p>-0.4182378</text:p>
          </table:table-cell>
        </table:table-row>
        <table:table-row table:style-name="ro1">
          <table:table-cell office:value-type="string" calcext:value-type="string">
            <text:p>triangle_deer</text:p>
          </table:table-cell>
          <table:table-cell office:value-type="float" office:value="5" calcext:value-type="float">
            <text:p>5</text:p>
          </table:table-cell>
          <table:table-cell office:value-type="float" office:value="0.130687" calcext:value-type="float">
            <text:p>0.130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angle_pacman</text:p>
          </table:table-cell>
          <table:table-cell office:value-type="float" office:value="4" calcext:value-type="float">
            <text:p>4</text:p>
          </table:table-cell>
          <table:table-cell office:value-type="float" office:value="0.081635" calcext:value-type="float">
            <text:p>0.08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angle_turtle</text:p>
          </table:table-cell>
          <table:table-cell office:value-type="float" office:value="6" calcext:value-type="float">
            <text:p>6</text:p>
          </table:table-cell>
          <table:table-cell office:value-type="float" office:value="0.197674" calcext:value-type="float">
            <text:p>0.19767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7" meta:object-count="0"/>
    <meta:generator>LibreOffice/6.0.7.3$Linux_X86_64 LibreOffice_project/00m0$Build-3</meta:generator>
  </office:meta>
</office:document-meta>
</file>